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/>
    <style:font-face style:name="Mangal1" svg:font-family="Mangal"/>
    <style:font-face style:name="Nimbus Sans L" svg:font-family="'Nimbus Sans 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fo:language="en" fo:country="US"/>
    </style:style>
    <style:style style:name="P2" style:family="paragraph" style:parent-style-name="Standard">
      <style:paragraph-properties fo:text-align="justify" style:justify-single-word="false"/>
      <style:text-properties fo:color="#000000" fo:language="en" fo:country="US"/>
    </style:style>
    <style:style style:name="P3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/>
      <style:text-properties fo:color="#000000" fo:language="en" fo:country="US"/>
    </style:style>
    <style:style style:name="P4" style:family="paragraph" style:parent-style-name="Text_20_body">
      <style:paragraph-properties fo:text-align="justify" style:justify-single-word="false"/>
      <style:text-properties fo:color="#000000" fo:language="en" fo:country="US"/>
    </style:style>
    <style:style style:name="P5" style:family="paragraph" style:parent-style-name="Text_20_body" style:list-style-name="">
      <style:paragraph-properties fo:text-align="justify" style:justify-single-word="false"/>
      <style:text-properties fo:color="#000000" fo:language="en" fo:country="US" fo:font-style="normal" style:font-style-asian="normal" style:font-style-complex="normal"/>
    </style:style>
    <style:style style:name="P6" style:family="paragraph" style:parent-style-name="Text_20_body" style:list-style-name="">
      <style:paragraph-properties fo:text-align="justify" style:justify-single-word="false"/>
      <style:text-properties fo:color="#000000" fo:language="en" fo:country="US"/>
    </style:style>
    <style:style style:name="P7" style:family="paragraph" style:parent-style-name="Heading_20_1" style:list-style-name="">
      <style:paragraph-properties fo:text-align="justify" style:justify-single-word="false"/>
      <style:text-properties fo:color="#000000" fo:language="en" fo:country="US"/>
    </style:style>
    <style:style style:name="P8" style:family="paragraph" style:parent-style-name="Heading_20_3" style:list-style-name="">
      <style:paragraph-properties fo:text-align="justify" style:justify-single-word="false"/>
      <style:text-properties fo:color="#000000" fo:language="en" fo:country="US"/>
    </style:style>
    <style:style style:name="T1" style:family="text">
      <style:text-properties style:text-position="super 58%"/>
    </style:style>
    <style:style style:name="T2" style:family="text">
      <style:text-properties style:font-name="DejaVu Sans Mono" fo:font-size="10pt"/>
    </style:style>
    <style:style style:name="T3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SEP # 85: Improvement of the cond function</text:h>
      <text:p text:style-name="P3"/>
      <text:p text:style-name="P2"/>
      <text:p text:style-name="P2">Title: Improvement of the cond function</text:p>
      <text:p text:style-name="P2">Version:1.0</text:p>
      <text:p text:style-name="P2">Author: Adeline CARNIS, Scilab Enterprises</text:p>
      <text:p text:style-name="P2">Review:</text:p>
      <text:p text:style-name="P2">Commented:</text:p>
      <text:p text:style-name="P2">State: DRAFT</text:p>
      <text:p text:style-name="P2">Scilab-Version: Scilab 5.4.x</text:p>
      <text:p text:style-name="P2">Vote: No</text:p>
      <text:p text:style-name="P2">Created: July 26<text:span text:style-name="T1">th</text:span>, 2012</text:p>
      <text:p text:style-name="P3"/>
      <text:p text:style-name="P2"/>
      <text:h text:style-name="P8" text:outline-level="3">Abstract</text:h>
      <text:p text:style-name="P2">In the SEP, we propose the improvement of the cond function. <text:span text:style-name="T3">Currently, the cond function computes the condition number in 2-norm. We propose to give the possibility to use another norm than 2-norm.</text:span></text:p>
      <text:h text:style-name="P8" text:outline-level="3">Rationale</text:h>
      <text:h text:style-name="P5" text:outline-level="3">The current cond function takes one input argument. It computes the 2-norm condition of a real or complex square matrix. </text:h>
      <text:h text:style-name="P5" text:outline-level="3">The improvement consists to let free the user, on the possibility to use another norm than that imposed.</text:h>
      <text:h text:style-name="P5" text:outline-level="3">So cond(X, p) compute the p-norm condition number of a matrix X. By default, p = 2. If p is specified, p can be equal to 1, %inf or 'fro'. In fact, the p values correspond to the optional argument <text:s/>in the norm function.</text:h>
      <text:h text:style-name="P5" text:outline-level="3">Moreover, if we are in the case p = 2, the matrix X can be not square because the algorithm uses the ration of the largest singular value of X to the smallest. In the other case, it is not possible because of the expression: norm(X, p) * <text:s/>norm(inv(X), p)</text:h>
      <text:h text:style-name="P8" text:outline-level="3">Example Usage</text:h>
      <text:h text:style-name="P6" text:outline-level="3">X = [1 2;3 4];</text:h>
      <text:h text:style-name="P6" text:outline-level="3">cond(X, 1)</text:h>
      <text:h text:style-name="P6" text:outline-level="3">cond(X, %inf)</text:h>
      <text:h text:style-name="P8" text:outline-level="3">Changelog</text:h>
      <text:p text:style-name="P4"><text:tab/><text:span text:style-name="T2">1.0 – Initial Version </text:span></text:p>
      <text:h text:style-name="P8" text:outline-level="3">Copyright</text:h>
      <text:p text:style-name="P1"><text:tab/>This document has been placed under the license CeCILL-B.</text:p>
      <text:h text:style-name="P8" text:outline-level="3">References</text:h>
      <text:p text:style-name="Standard"><text:soft-page-break/><text:a xlink:type="simple" xlink:href="http://www.gnu.org/software/octave/doc/interpreter/Basic-Matrix-Functions.html#index-cond-2006"><text:span text:style-name="Citation">http://www.gnu.org/software/octave/doc/interpreter/Basic-Matrix-Functions.html#index-cond-2006</text:span></text:a></text:p>
      <text:p text:style-name="Standard"><text:span text:style-name="Citation"/></text:p>
      <text:p text:style-name="Standard"><text:span text:style-name="Citation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/>
    <style:font-face style:name="Mangal1" svg:font-family="Mangal"/>
    <style:font-face style:name="Nimbus Sans L" svg:font-family="'Nimbus Sans 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next-style-name="Text_20_body" style:class="text">
      <style:paragraph-properties fo:margin-top="0.1665in" fo:margin-bottom="0.0835in" style:writing-mode="page"/>
      <style:text-properties style:font-name="Nimbus Sans L" fo:font-size="16.1000003814697pt" fo:language="fr" fo:country="FR" fo:font-weight="bold" style:letter-kerning="true"/>
    </style:style>
    <style:style style:name="Heading_20_3" style:display-name="Heading 3" style:family="paragraph" style:next-style-name="Text_20_body" style:class="text">
      <style:paragraph-properties fo:margin-top="0.1665in" fo:margin-bottom="0.0835in" style:writing-mode="page"/>
      <style:text-properties style:font-name="Nimbus Sans L" fo:font-size="14pt" fo:language="fr" fo:country="FR" fo:font-weight="bold" style:letter-kerning="tru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6T09:52:17.95</meta:creation-date>
    <dc:date>2013-09-03T10:45:47</dc:date>
    <meta:editing-duration>PT50M31S</meta:editing-duration>
    <meta:editing-cycles>5</meta:editing-cycles>
    <meta:generator>OpenOffice/4.0.0$Unix OpenOffice.org_project/400m3$Build-9702</meta:generator>
    <dc:creator>Eric Gallager</dc:creator>
    <meta:document-statistic meta:table-count="0" meta:image-count="0" meta:object-count="0" meta:page-count="2" meta:paragraph-count="27" meta:word-count="228" meta:character-count="1389"/>
  </office:meta>
</office:document-meta>
</file>